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Text_20_body" style:list-style-name="L5">
      <style:paragraph-properties fo:padding="0.0193in" fo:border="0.0008in solid #d9d9e3"/>
    </style:style>
    <style:style style:name="P9" style:family="paragraph" style:parent-style-name="Text_20_body" style:list-style-name="L6">
      <style:paragraph-properties fo:padding="0.0193in" fo:border="0.0008in solid #d9d9e3"/>
    </style:style>
    <style:style style:name="P10" style:family="paragraph" style:parent-style-name="Text_20_body" style:list-style-name="L7">
      <style:paragraph-properties fo:padding="0.0193in" fo:border="0.0008in solid #d9d9e3"/>
    </style:style>
    <style:style style:name="P11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грамирование - основные темы, разделы и их описание</text:p>
      <text:p text:style-name="P1">ChatGPT</text:p>
      <text:p text:style-name="P2">ChatGPT</text:p>
      <text:p text:style-name="P3">Программирование включает различные темы и разделы, охватывающие различные аспекты создания программного обеспечения. Вот основные темы и их краткое описание:</text:p>
      <text:h text:style-name="P11" text:outline-level="3">Основы программирования:</text:h>
      <text:list xml:id="list4651379340996411764" text:style-name="L1">
        <text:list-item>
          <text:p text:style-name="P4"><text:span text:style-name="Strong_20_Emphasis">Основы языков программирования:</text:span> Переменные, операторы, условия, циклы - базовые элементы языков программирования.</text:p>
        </text:list-item>
        <text:list-item>
          <text:p text:style-name="P4"><text:span text:style-name="Strong_20_Emphasis">Структуры данных:</text:span> Массивы, списки, деревья, хэш-таблицы - способы организации и хранения данных.</text:p>
        </text:list-item>
        <text:list-item>
          <text:p text:style-name="P4"><text:span text:style-name="Strong_20_Emphasis">Алгоритмы:</text:span> Сортировка, поиск, рекурсия - методы обработки данных для решения задач.</text:p>
        </text:list-item>
      </text:list>
      <text:h text:style-name="P11" text:outline-level="3">Парадигмы программирования:</text:h>
      <text:list xml:id="list3922678253829040503" text:style-name="L2">
        <text:list-item>
          <text:p text:style-name="P5"><text:span text:style-name="Strong_20_Emphasis">Объектно-ориентированное программирование (ООП):</text:span> Классы, объекты, наследование, инкапсуляция, полиморфизм - организация кода вокруг объектов.</text:p>
        </text:list-item>
        <text:list-item>
          <text:p text:style-name="P5"><text:span text:style-name="Strong_20_Emphasis">Функциональное программирование:</text:span> Функции высшего порядка, неизменяемость данных, рекурсия - уделяет внимание функциям как основным строительным блокам программ.</text:p>
        </text:list-item>
      </text:list>
      <text:h text:style-name="P11" text:outline-level="3">Разработка программного обеспечения:</text:h>
      <text:list xml:id="list4089743495172259837" text:style-name="L3">
        <text:list-item>
          <text:p text:style-name="P6"><text:span text:style-name="Strong_20_Emphasis">Проектирование ПО:</text:span> Анализ требований, проектирование архитектуры, создание диаграмм - этапы разработки ПО.</text:p>
        </text:list-item>
        <text:list-item>
          <text:p text:style-name="P6"><text:span text:style-name="Strong_20_Emphasis">Тестирование и отладка:</text:span> Юнит-тесты, функциональное тестирование, отладка - методы проверки работоспособности кода и поиска ошибок.</text:p>
        </text:list-item>
        <text:list-item>
          <text:p text:style-name="P6"><text:span text:style-name="Strong_20_Emphasis">Управление версиями:</text:span> Системы контроля версий (например, Git) - отслеживание изменений в коде и совместная работа над проектами.</text:p>
        </text:list-item>
      </text:list>
      <text:h text:style-name="P11" text:outline-level="3">Веб-разработка:</text:h>
      <text:list xml:id="list883027029706173431" text:style-name="L4">
        <text:list-item>
          <text:p text:style-name="P7"><text:span text:style-name="Strong_20_Emphasis">Фронтенд:</text:span> HTML, CSS, JavaScript - создание пользовательского интерфейса и взаимодействие с пользователем в браузере.</text:p>
        </text:list-item>
        <text:list-item>
          <text:p text:style-name="P7"><text:span text:style-name="Strong_20_Emphasis">Бэкенд:</text:span> PHP, Python, Node.js, Ruby - серверная часть веб-приложений, обработка запросов и работа с базами данных.</text:p>
        </text:list-item>
      </text:list>
      <text:h text:style-name="P11" text:outline-level="3">Мобильная разработка:</text:h>
      <text:list xml:id="list5093313019780930790" text:style-name="L5">
        <text:list-item>
          <text:p text:style-name="P8"><text:span text:style-name="Strong_20_Emphasis">Android разработка:</text:span> Java, Kotlin - создание приложений для устройств на Android.</text:p>
        </text:list-item>
        <text:list-item>
          <text:p text:style-name="P8"><text:span text:style-name="Strong_20_Emphasis">iOS разработка:</text:span> Swift, Objective-C - разработка приложений для устройств на iOS.</text:p>
        </text:list-item>
      </text:list>
      <text:h text:style-name="P11" text:outline-level="3"><text:soft-page-break/>Базы данных:</text:h>
      <text:list xml:id="list7820841602603688788" text:style-name="L6">
        <text:list-item>
          <text:p text:style-name="P9"><text:span text:style-name="Strong_20_Emphasis">Реляционные БД:</text:span> MySQL, PostgreSQL, SQLite - хранение и управление структурированными данными.</text:p>
        </text:list-item>
        <text:list-item>
          <text:p text:style-name="P9"><text:span text:style-name="Strong_20_Emphasis">NoSQL:</text:span> MongoDB, Redis, Cassandra - хранение и обработка нереляционных данных.</text:p>
        </text:list-item>
      </text:list>
      <text:h text:style-name="P11" text:outline-level="3">Профессиональные навыки:</text:h>
      <text:list xml:id="list1068562686851421513" text:style-name="L7">
        <text:list-item>
          <text:p text:style-name="P10"><text:span text:style-name="Strong_20_Emphasis">Управление проектами:</text:span> Agile, Scrum, Waterfall - методологии организации процесса разработки.</text:p>
        </text:list-item>
        <text:list-item>
          <text:p text:style-name="P10"><text:span text:style-name="Strong_20_Emphasis">Командная работа:</text:span> Коллективное программирование, работа в команде разработчиков.</text:p>
        </text:list-item>
      </text:list>
      <text:p text:style-name="P3">Каждая из этих тем имеет свои специфические аспекты и глубоко укоренена в процессе создания программного обеспечения. Понимание и владение этими темами позволяют разработчикам создавать качественное и эффективное программное обеспече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9T14:00:35.07</dc:date>
    <meta:document-statistic meta:table-count="0" meta:image-count="0" meta:object-count="0" meta:page-count="2" meta:paragraph-count="28" meta:word-count="288" meta:character-count="2348"/>
    <dc:creator>Dima Wide</dc:creator>
    <meta:user-defined meta:name="Info 1"/>
    <meta:user-defined meta:name="Info 2"/>
    <meta:user-defined meta:name="Info 3"/>
    <meta:user-defined meta:name="Info 4"/>
  </office:meta>
</office:document-meta>
</file>